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cddae" officeooo:paragraph-rsid="001cddae"/>
    </style:style>
    <style:style style:name="P2" style:family="paragraph" style:parent-style-name="Text_20_body">
      <style:text-properties officeooo:rsid="001cf4e3" officeooo:paragraph-rsid="001cf4e3"/>
    </style:style>
    <style:style style:name="P3" style:family="paragraph" style:parent-style-name="Text_20_body">
      <style:paragraph-properties fo:text-align="end" style:justify-single-word="false"/>
      <style:text-properties officeooo:rsid="001cf4e3" officeooo:paragraph-rsid="001cf4e3"/>
    </style:style>
    <style:style style:name="P4" style:family="paragraph" style:parent-style-name="Text_20_body">
      <style:paragraph-properties fo:text-align="end" style:justify-single-word="false" fo:break-before="page"/>
      <style:text-properties officeooo:rsid="001cf4e3" officeooo:paragraph-rsid="001cf4e3"/>
    </style:style>
    <style:style style:name="P5" style:family="paragraph" style:parent-style-name="Text_20_body">
      <style:text-properties officeooo:paragraph-rsid="001e8554"/>
    </style:style>
    <style:style style:name="P6" style:family="paragraph" style:parent-style-name="Text_20_body">
      <style:paragraph-properties fo:break-before="page"/>
      <style:text-properties officeooo:paragraph-rsid="001e8554"/>
    </style:style>
    <style:style style:name="P7" style:family="paragraph" style:parent-style-name="Text_20_body">
      <style:text-properties officeooo:rsid="00232f78" officeooo:paragraph-rsid="00232f78"/>
    </style:style>
    <style:style style:name="P8" style:family="paragraph" style:parent-style-name="Text_20_body">
      <style:text-properties officeooo:rsid="0025b54c" officeooo:paragraph-rsid="0025b54c"/>
    </style:style>
    <style:style style:name="P9" style:family="paragraph" style:parent-style-name="Text_20_body">
      <style:text-properties officeooo:paragraph-rsid="00247197"/>
    </style:style>
    <style:style style:name="P10" style:family="paragraph" style:parent-style-name="Title">
      <style:text-properties officeooo:rsid="001c98f4" officeooo:paragraph-rsid="001c98f4"/>
    </style:style>
    <style:style style:name="P1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officeooo:rsid="001e8554" officeooo:paragraph-rsid="001e8554"/>
    </style:style>
    <style:style style:name="P15" style:family="paragraph" style:parent-style-name="Heading_20_1">
      <style:paragraph-properties fo:break-before="page"/>
      <style:text-properties officeooo:rsid="001e8554" officeooo:paragraph-rsid="001e8554"/>
    </style:style>
    <style:style style:name="P16" style:family="paragraph" style:parent-style-name="Heading_20_1" style:list-style-name="">
      <style:text-properties officeooo:rsid="001e8554" officeooo:paragraph-rsid="001e8554"/>
    </style:style>
    <style:style style:name="P17" style:family="paragraph" style:parent-style-name="Heading_20_1" style:list-style-name=""/>
    <style:style style:name="P18" style:family="paragraph" style:parent-style-name="Heading_20_1">
      <style:text-properties officeooo:rsid="00247197" officeooo:paragraph-rsid="00247197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ext_20_body">
      <style:text-properties officeooo:rsid="002e7bf2" officeooo:paragraph-rsid="002e7bf2"/>
    </style:style>
    <style:style style:name="P21" style:family="paragraph" style:parent-style-name="Text_20_body">
      <style:text-properties officeooo:rsid="002e7bf2" officeooo:paragraph-rsid="002f237f"/>
    </style:style>
    <style:style style:name="P22" style:family="paragraph" style:parent-style-name="Text_20_body">
      <style:text-properties officeooo:rsid="002f237f" officeooo:paragraph-rsid="002f237f"/>
    </style:style>
    <style:style style:name="P23" style:family="paragraph" style:parent-style-name="Text_20_body">
      <style:text-properties officeooo:rsid="002f41c0" officeooo:paragraph-rsid="002f41c0"/>
    </style:style>
    <style:style style:name="P24" style:family="paragraph" style:parent-style-name="Text_20_body">
      <style:text-properties officeooo:rsid="0030c5c1" officeooo:paragraph-rsid="0030c5c1"/>
    </style:style>
    <style:style style:name="P25" style:family="paragraph" style:parent-style-name="Text_20_body">
      <style:text-properties officeooo:rsid="00322269" officeooo:paragraph-rsid="00322269"/>
    </style:style>
    <style:style style:name="P26" style:family="paragraph" style:parent-style-name="Text_20_body">
      <style:text-properties officeooo:rsid="00338f25" officeooo:paragraph-rsid="00338f25"/>
    </style:style>
    <style:style style:name="T1" style:family="text">
      <style:text-properties officeooo:rsid="0027c7d0"/>
    </style:style>
    <style:style style:name="T2" style:family="text">
      <style:text-properties officeooo:rsid="00312224"/>
    </style:style>
    <style:style style:name="T3" style:family="text">
      <style:text-properties officeooo:rsid="00373efa"/>
    </style:style>
    <style:style style:name="T4" style:family="text">
      <style:text-properties officeooo:rsid="0038a61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VYSOKÉ UČENÍ TECHNICKÉ V BRNĚ</text:p>
      <text:p text:style-name="Subtitle">FAKULTA INFORMAČNÍCH TECHNOLOGIÍ</text:p>
      <text:p text:style-name="Text_20_body"/>
      <text:p text:style-name="Text_20_body"/>
      <text:p text:style-name="P1">IMS</text:p>
      <text:p text:style-name="P1">Suezský průplav</text:p>
      <text:p text:style-name="P1">Simulace vytížení kanálu pomocí konvojů</text:p>
      <text:p text:style-name="P1">T2: Model v logistice</text:p>
      <text:p text:style-name="P2">Jakub Hamadej – xhamad03</text:p>
      <text:p text:style-name="P3">V Brně 28. listopadu</text:p>
      <text:p text:style-name="P3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Obsah</text:p>
          </text:index-title>
          <text:p text:style-name="P11"><text:a xlink:type="simple" xlink:href="#__RefHeading___Toc5_598756537" text:style-name="Index_20_Link" text:visited-style-name="Index_20_Link">1. Úvod<text:tab/>3</text:a></text:p>
          <text:p text:style-name="P12"><text:a xlink:type="simple" xlink:href="#__RefHeading___Toc18_598756537" text:style-name="Index_20_Link" text:visited-style-name="Index_20_Link">1.1 Autoři a zdroje faktů<text:tab/>3</text:a></text:p>
          <text:p text:style-name="P12"><text:a xlink:type="simple" xlink:href="#__RefHeading___Toc20_598756537" text:style-name="Index_20_Link" text:visited-style-name="Index_20_Link">1.2 Ověření validity<text:tab/>3</text:a></text:p>
          <text:p text:style-name="P11"><text:a xlink:type="simple" xlink:href="#__RefHeading___Toc7_598756537" text:style-name="Index_20_Link" text:visited-style-name="Index_20_Link">2. Rozbor tématu<text:tab/>4</text:a></text:p>
          <text:p text:style-name="P12"><text:a xlink:type="simple" xlink:href="#__RefHeading___Toc153_4146115379" text:style-name="Index_20_Link" text:visited-style-name="Index_20_Link">2.1 Použité postupy<text:tab/>4</text:a></text:p>
          <text:p text:style-name="P12"><text:a xlink:type="simple" xlink:href="#__RefHeading___Toc155_4146115379" text:style-name="Index_20_Link" text:visited-style-name="Index_20_Link">2.2 Použité technologie<text:tab/>4</text:a></text:p>
          <text:p text:style-name="P11"><text:a xlink:type="simple" xlink:href="#__RefHeading___Toc9_598756537" text:style-name="Index_20_Link" text:visited-style-name="Index_20_Link">3. Koncepce modelu<text:tab/>5</text:a></text:p>
          <text:p text:style-name="P12"><text:a xlink:type="simple" xlink:href="#__RefHeading___Toc157_4146115379" text:style-name="Index_20_Link" text:visited-style-name="Index_20_Link">3.1 Popis konceptuálního modelu<text:tab/>5</text:a></text:p>
          <text:p text:style-name="P11"><text:a xlink:type="simple" xlink:href="#__RefHeading___Toc11_598756537" text:style-name="Index_20_Link" text:visited-style-name="Index_20_Link">4. Architektura simulačního modelu<text:tab/>5</text:a></text:p>
          <text:p text:style-name="P11"><text:a xlink:type="simple" xlink:href="#__RefHeading___Toc13_598756537" text:style-name="Index_20_Link" text:visited-style-name="Index_20_Link">5. Simulační experimenty a jejich průběh<text:tab/>5</text:a></text:p>
          <text:p text:style-name="P12"><text:a xlink:type="simple" xlink:href="#__RefHeading___Toc162_4146115379" text:style-name="Index_20_Link" text:visited-style-name="Index_20_Link">5.1 Postup při experimentování<text:tab/>5</text:a></text:p>
          <text:p text:style-name="P12"><text:a xlink:type="simple" xlink:href="#__RefHeading___Toc164_4146115379" text:style-name="Index_20_Link" text:visited-style-name="Index_20_Link">5.2 Dokumentace jednotlivých výsledků<text:tab/>5</text:a></text:p>
          <text:p text:style-name="P13"><text:a xlink:type="simple" xlink:href="#__RefHeading___Toc166_4146115379" text:style-name="Index_20_Link" text:visited-style-name="Index_20_Link">5.2.1 Experiment 1 Ověření funkčnosti modelu<text:tab/>5</text:a></text:p>
          <text:p text:style-name="P13"><text:a xlink:type="simple" xlink:href="#__RefHeading___Toc168_4146115379" text:style-name="Index_20_Link" text:visited-style-name="Index_20_Link">5.2.2 Experiment 2 Test maximálního zatížení speciálními konvoji ze severu na jih<text:tab/>5</text:a></text:p>
          <text:p text:style-name="P13"><text:a xlink:type="simple" xlink:href="#__RefHeading___Toc170_4146115379" text:style-name="Index_20_Link" text:visited-style-name="Index_20_Link">5.2.3 Experiment 3 Test rychlosti uvedení průplavu do normálu po nehodě<text:tab/>5</text:a></text:p>
          <text:p text:style-name="P12"><text:a xlink:type="simple" xlink:href="#__RefHeading___Toc172_4146115379" text:style-name="Index_20_Link" text:visited-style-name="Index_20_Link">5.3 Závěry experimentů<text:tab/>5</text:a></text:p>
          <text:p text:style-name="P13"><text:a xlink:type="simple" xlink:href="#__RefHeading___Toc174_4146115379" text:style-name="Index_20_Link" text:visited-style-name="Index_20_Link">5.3.1 Závěr experimentu 1<text:tab/>5</text:a></text:p>
          <text:p text:style-name="P13"><text:a xlink:type="simple" xlink:href="#__RefHeading___Toc176_4146115379" text:style-name="Index_20_Link" text:visited-style-name="Index_20_Link">5.3.2 Závěr experimentu 2<text:tab/>5</text:a></text:p>
          <text:p text:style-name="P13"><text:a xlink:type="simple" xlink:href="#__RefHeading___Toc178_4146115379" text:style-name="Index_20_Link" text:visited-style-name="Index_20_Link">5.3.3 Závěr experimentu 3<text:tab/>5</text:a></text:p>
          <text:p text:style-name="P11"><text:a xlink:type="simple" xlink:href="#__RefHeading___Toc15_598756537" text:style-name="Index_20_Link" text:visited-style-name="Index_20_Link">6. Závěr simulačních experimentů a jejich shrnutí<text:tab/>5</text:a></text:p>
          <text:p text:style-name="P11"><text:a xlink:type="simple" xlink:href="#__RefHeading___Toc22_598756537" text:style-name="Index_20_Link" text:visited-style-name="Index_20_Link">7. Zdroje<text:tab/>5</text:a></text:p>
        </text:index-body>
      </text:table-of-content>
      <text:p text:style-name="P5"/>
      <text:p text:style-name="P6"/>
      <text:h text:style-name="P14" text:outline-level="1"><text:bookmark-start text:name="__RefHeading___Toc5_598756537"/>1. Úvod<text:bookmark-end text:name="__RefHeading___Toc5_598756537"/></text:h>
      <text:p text:style-name="P7">V této práci je modelován Suezský průplav a konvoje lodí, které jím proplouvají. Průplav se nachází v Egyptě a jedná se o jednu z hlavních logistických bodů světa. Udává se, že jím prochází asi 10% nákladní lodní dopravy.</text:p>
      <text:p text:style-name="P7">Cílem projektu je ověřit, zda se navržený model chová podobně jako jeho reálná předloha a následně otestovat, jakého m<text:span text:style-name="T1">a</text:span>ximálního zatížení je simulovaný model schopný, aniž by docházelo ke zbytečnému tvoření dlouhých front před vstupy do kanálu.</text:p>
      <text:h text:style-name="Heading_20_2" text:outline-level="2"><text:bookmark-start text:name="__RefHeading___Toc18_598756537"/>1.1 Autoři a zdroje faktů<text:bookmark-end text:name="__RefHeading___Toc18_598756537"/></text:h>
      <text:p text:style-name="P8">Autorem práce je Jakub Hamadej (xhamad03).</text:p>
      <text:p text:style-name="P8">Práce je postavena na datech získaných na internetu, která budou všechny uvedena ve zdrojích.</text:p>
      <text:h text:style-name="Heading_20_2" text:outline-level="2"><text:bookmark-start text:name="__RefHeading___Toc20_598756537"/>1.2 Ověření validity<text:bookmark-end text:name="__RefHeading___Toc20_598756537"/></text:h>
      <text:p text:style-name="P8">Validita modelu byla ověřena prostřednictvím experimentů s implementovaným modelem.</text:p>
      <text:p text:style-name="P8"/>
      <text:h text:style-name="P16" text:outline-level="1"/>
      <text:h text:style-name="P15" text:outline-level="1"><text:bookmark-start text:name="__RefHeading___Toc7_598756537"/>2. Rozbor tématu<text:bookmark-end text:name="__RefHeading___Toc7_598756537"/></text:h>
      <text:p text:style-name="P20">Tématem je simulace konvojů v Suezkém kanálu.</text:p>
      <text:p text:style-name="P21">Suezký kanál je 193 km dlouhý a v současné době je v některých místech možná pouze jednosměrná doprava. Z toho důvodu se mezi první a druhou světovou válkou přišlo s konceptem konvojů, které značně zvýšili množství lodí, které mohly za den proplou přes kanál.</text:p>
      <text:p text:style-name="P24">Cesta přes kanál trvá přibližně 10 až 14 hodin. V části mezi Port Said a Ismaille lze plout pouze jedním směrem, tato část zabere <text:span text:style-name="T2">4</text:span> až <text:span text:style-name="T2">5</text:span> hodiny. Poté od Ismaille, <text:span text:style-name="T2">přes Hořké jezero až na jeho konec se mohou lodě míjet. Tato část cesty zabere standartně 3 až 5 hodin. Poslední část od konce Hořkého jezera až do Suezu zabere 3 až 4 hodiny a lodě mohou plout pouze jedním směrem naráz.</text:span></text:p>
      <text:p text:style-name="P22">V současné době se denně provádějí 3 konvoje s tím, že dva plují ze severu a jeden z jihu. Tato asymetričnost je způsobena odlišnou poptávkou ve světovém obchodu.</text:p>
      <text:p text:style-name="P23">Kromě pravidelných konvojů jsou také konvoje mimořádné. Většinou se jedná o vojenské konvoje.</text:p>
      <text:p text:style-name="P24">V březnu 2021 došlo v jižní části suezkého průplavy k nehodě, která zablokovala na 6 dní provoz v kanálu</text:p>
      <text:h text:style-name="Heading_20_2" text:outline-level="2"><text:bookmark-start text:name="__RefHeading___Toc153_4146115379"/>2.1 Použité postupy<text:bookmark-end text:name="__RefHeading___Toc153_4146115379"/></text:h>
      <text:p text:style-name="P25">K implementaci jazyk C++ a pro simulaci použita knihovna simlib psaná v tomto jazyce.</text:p>
      <text:h text:style-name="Heading_20_2" text:outline-level="2"><text:bookmark-start text:name="__RefHeading___Toc155_4146115379"/>2.2 Použité technologie<text:bookmark-end text:name="__RefHeading___Toc155_4146115379"/></text:h>
      <text:p text:style-name="P26">C++, SIMLIB</text:p>
      <text:p text:style-name="P26">Pro překlad použit: g++</text:p>
      <text:h text:style-name="P17" text:outline-level="1"/>
      <text:h text:style-name="P19" text:outline-level="1"><text:bookmark-start text:name="__RefHeading___Toc9_598756537"/>3. Koncepce modelu<text:bookmark-end text:name="__RefHeading___Toc9_598756537"/></text:h>
      <text:h text:style-name="Heading_20_2" text:outline-level="2"><text:bookmark-start text:name="__RefHeading___Toc157_4146115379"/>3.1 Popis konceptuálního modelu<text:bookmark-end text:name="__RefHeading___Toc157_4146115379"/></text:h>
      <text:h text:style-name="Heading_20_1" text:outline-level="1"><text:bookmark-start text:name="__RefHeading___Toc11_598756537"/>4. Architektura simulačního modelu<text:bookmark-end text:name="__RefHeading___Toc11_598756537"/></text:h>
      <text:h text:style-name="Heading_20_1" text:outline-level="1"><text:bookmark-start text:name="__RefHeading___Toc13_598756537"/>5. Simulační experimenty a jejich průběh<text:bookmark-end text:name="__RefHeading___Toc13_598756537"/></text:h>
      <text:h text:style-name="Heading_20_2" text:outline-level="2"><text:bookmark-start text:name="__RefHeading___Toc162_4146115379"/>5.1 Postup při experimentování<text:bookmark-end text:name="__RefHeading___Toc162_4146115379"/></text:h>
      <text:h text:style-name="Heading_20_2" text:outline-level="2"><text:bookmark-start text:name="__RefHeading___Toc164_4146115379"/>5.2 Dokumentace jednotlivých výsledků<text:bookmark-end text:name="__RefHeading___Toc164_4146115379"/></text:h>
      <text:h text:style-name="Heading_20_3" text:outline-level="3"><text:bookmark-start text:name="__RefHeading___Toc166_4146115379"/>5.2.1 <text:span text:style-name="T4">Experiment 1 Ověření funkčnosti modelu</text:span><text:bookmark-end text:name="__RefHeading___Toc166_4146115379"/></text:h>
      <text:h text:style-name="Heading_20_3" text:outline-level="3"><text:bookmark-start text:name="__RefHeading___Toc168_4146115379"/>5.2.2 <text:span text:style-name="T4">Experiment 2 Test maximálního zatížení speciálními konvoji ze severu na jih</text:span><text:bookmark-end text:name="__RefHeading___Toc168_4146115379"/></text:h>
      <text:h text:style-name="Heading_20_3" text:outline-level="3"><text:bookmark-start text:name="__RefHeading___Toc170_4146115379"/>5.2.3 <text:span text:style-name="T4">Experiment 3 Test rychlosti uvedení průplavu do normálu po nehodě</text:span><text:bookmark-end text:name="__RefHeading___Toc170_4146115379"/></text:h>
      <text:h text:style-name="Heading_20_2" text:outline-level="2"><text:bookmark-start text:name="__RefHeading___Toc172_4146115379"/>5.3 Závěry experimentů<text:bookmark-end text:name="__RefHeading___Toc172_4146115379"/></text:h>
      <text:h text:style-name="Heading_20_3" text:outline-level="3"><text:bookmark-start text:name="__RefHeading___Toc174_4146115379"/>5.3.1 <text:span text:style-name="T3">Závěr experimentu 1</text:span><text:bookmark-end text:name="__RefHeading___Toc174_4146115379"/></text:h>
      <text:h text:style-name="Heading_20_3" text:outline-level="3"><text:bookmark-start text:name="__RefHeading___Toc176_4146115379"/>5.3.2 <text:span text:style-name="T3">Závěr experimentu 2</text:span><text:bookmark-end text:name="__RefHeading___Toc176_4146115379"/></text:h>
      <text:h text:style-name="Heading_20_3" text:outline-level="3"><text:bookmark-start text:name="__RefHeading___Toc178_4146115379"/>5.3.3 <text:span text:style-name="T3">Závěr experimentu 3</text:span><text:bookmark-end text:name="__RefHeading___Toc178_4146115379"/></text:h>
      <text:h text:style-name="Heading_20_1" text:outline-level="1"><text:bookmark-start text:name="__RefHeading___Toc15_598756537"/>6. Závěr simulačních experimentů a jejich shrnutí<text:bookmark-end text:name="__RefHeading___Toc15_598756537"/></text:h>
      <text:h text:style-name="P18" text:outline-level="1"><text:bookmark-start text:name="__RefHeading___Toc22_598756537"/>7. Zdroje<text:bookmark-end text:name="__RefHeading___Toc22_598756537"/></text:h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0:35:45.077597409</meta:creation-date>
    <dc:date>2024-12-01T04:06:11.327185281</dc:date>
    <meta:editing-duration>PT2H15M3S</meta:editing-duration>
    <meta:editing-cycles>29</meta:editing-cycles>
    <meta:generator>LibreOffice/24.2.6.2$Linux_X86_64 LibreOffice_project/420$Build-2</meta:generator>
    <meta:document-statistic meta:table-count="0" meta:image-count="0" meta:object-count="0" meta:page-count="5" meta:paragraph-count="65" meta:word-count="550" meta:character-count="3380" meta:non-whitespace-character-count="2894"/>
  </office:meta>
</office:document-meta>
</file>